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3c916" officeooo:paragraph-rsid="0013c916"/>
    </style:style>
    <style:style style:name="P2" style:family="paragraph" style:parent-style-name="Standard">
      <style:text-properties officeooo:rsid="0013c916" officeooo:paragraph-rsid="00141fab"/>
    </style:style>
    <style:style style:name="P3" style:family="paragraph" style:parent-style-name="Standard">
      <style:text-properties officeooo:rsid="0013c916" officeooo:paragraph-rsid="0016d5ca"/>
    </style:style>
    <style:style style:name="P4" style:family="paragraph" style:parent-style-name="Standard">
      <style:text-properties officeooo:rsid="0016d5ca" officeooo:paragraph-rsid="0016d5ca"/>
    </style:style>
    <style:style style:name="P5" style:family="paragraph" style:parent-style-name="Standard">
      <style:text-properties officeooo:rsid="0017f6a8" officeooo:paragraph-rsid="0017f6a8"/>
    </style:style>
    <style:style style:name="P6" style:family="paragraph" style:parent-style-name="Standard">
      <style:text-properties fo:font-weight="bold" officeooo:rsid="00190d16" officeooo:paragraph-rsid="00190d16" style:font-weight-asian="bold" style:font-weight-complex="bold"/>
    </style:style>
    <style:style style:name="P7" style:family="paragraph" style:parent-style-name="Standard">
      <style:text-properties fo:font-weight="bold" officeooo:rsid="001e93e7" officeooo:paragraph-rsid="001e93e7" style:font-weight-asian="bold" style:font-weight-complex="bold"/>
    </style:style>
    <style:style style:name="P8" style:family="paragraph" style:parent-style-name="Standard">
      <style:text-properties officeooo:rsid="00190d16" officeooo:paragraph-rsid="00190d16"/>
    </style:style>
    <style:style style:name="P9" style:family="paragraph" style:parent-style-name="Standard">
      <style:text-properties officeooo:rsid="001a1e17" officeooo:paragraph-rsid="00190d16"/>
    </style:style>
    <style:style style:name="P10" style:family="paragraph" style:parent-style-name="Standard">
      <style:text-properties officeooo:rsid="001bc735" officeooo:paragraph-rsid="001bc735"/>
    </style:style>
    <style:style style:name="P11" style:family="paragraph" style:parent-style-name="Standard">
      <style:text-properties officeooo:rsid="001bc735" officeooo:paragraph-rsid="001dacb2"/>
    </style:style>
    <style:style style:name="P12" style:family="paragraph" style:parent-style-name="Standard">
      <style:text-properties officeooo:rsid="001dacb2" officeooo:paragraph-rsid="001dacb2"/>
    </style:style>
    <style:style style:name="P13" style:family="paragraph" style:parent-style-name="Standard">
      <style:text-properties officeooo:rsid="001e6484" officeooo:paragraph-rsid="001e6484"/>
    </style:style>
    <style:style style:name="P14" style:family="paragraph" style:parent-style-name="Standard">
      <style:text-properties officeooo:rsid="001e93e7" officeooo:paragraph-rsid="001e93e7"/>
    </style:style>
    <style:style style:name="P15" style:family="paragraph" style:parent-style-name="Standard">
      <style:text-properties officeooo:rsid="00206bae" officeooo:paragraph-rsid="00206bae"/>
    </style:style>
    <style:style style:name="P16" style:family="paragraph" style:parent-style-name="Standard">
      <style:text-properties officeooo:rsid="0022c21b" officeooo:paragraph-rsid="0022c21b"/>
    </style:style>
    <style:style style:name="P17" style:family="paragraph" style:parent-style-name="Standard">
      <style:text-properties officeooo:rsid="0027646c" officeooo:paragraph-rsid="0027646c"/>
    </style:style>
    <style:style style:name="P18" style:family="paragraph" style:parent-style-name="Default">
      <style:paragraph-properties fo:margin-left="0in" fo:margin-right="0in" style:line-height-at-least="0.139in" fo:text-indent="0in" style:auto-text-indent="false"/>
    </style:style>
    <style:style style:name="P19" style:family="paragraph" style:parent-style-name="Standard">
      <style:text-properties fo:font-weight="bold" officeooo:rsid="001e93e7" officeooo:paragraph-rsid="001e93e7" style:font-weight-asian="bold" style:font-weight-complex="bold"/>
    </style:style>
    <style:style style:name="P20" style:family="paragraph" style:parent-style-name="Standard">
      <style:text-properties officeooo:rsid="001e93e7" officeooo:paragraph-rsid="001e93e7"/>
    </style:style>
    <style:style style:name="P21" style:family="paragraph" style:parent-style-name="Standard">
      <style:text-properties officeooo:rsid="0017f6a8" officeooo:paragraph-rsid="0017f6a8"/>
    </style:style>
    <style:style style:name="P22" style:family="paragraph" style:parent-style-name="Default">
      <style:text-properties fo:color="#000000" style:text-outline="false" style:text-line-through-style="none" style:text-line-through-type="none" style:font-name="Liberation Sans1" fo:font-size="14pt" fo:font-style="normal" fo:text-shadow="none" style:text-underline-style="none" fo:font-weight="normal" officeooo:rsid="001e93e7" officeooo:paragraph-rsid="001e93e7" style:letter-kerning="true" style:font-size-asian="14pt" style:font-style-asian="normal" style:font-weight-asian="normal" style:text-emphasize="none"/>
    </style:style>
    <style:style style:name="P23"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text-emphasize="none"/>
    </style:style>
    <style:style style:name="T1" style:family="text">
      <style:text-properties officeooo:rsid="00141fab"/>
    </style:style>
    <style:style style:name="T2" style:family="text">
      <style:text-properties officeooo:rsid="001ab5d5"/>
    </style:style>
    <style:style style:name="T3" style:family="text">
      <style:text-properties officeooo:rsid="001dacb2"/>
    </style:style>
    <style:style style:name="T4" style:family="text">
      <style:text-properties fo:font-weight="bold" style:font-weight-asian="bold" style:font-weight-complex="bold"/>
    </style:style>
    <style:style style:name="T5" style:family="text">
      <style:text-properties officeooo:rsid="00203405"/>
    </style:style>
    <style:style style:name="T6" style:family="text">
      <style:text-properties officeooo:rsid="00213c48"/>
    </style:style>
    <style:style style:name="T7" style:family="text">
      <style:text-properties officeooo:rsid="00253bf4"/>
    </style:style>
    <style:style style:name="T8" style:family="text">
      <style:text-properties fo:color="#0000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text-emphasize="none"/>
    </style:style>
    <style:style style:name="T9" style:family="text">
      <style:text-properties fo:color="#000000" style:text-outline="false" style:text-line-through-style="none" style:text-line-through-type="none" style:font-name="FreeSans" fo:font-size="14pt" fo:font-style="normal" fo:text-shadow="none" style:text-underline-style="none" fo:font-weight="normal" style:letter-kerning="true" style:font-size-asian="14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Introduction</text:span></text:p>
      <text:p text:style-name="P1">A software toolkit originally provided by the NASA NAIF (Navigation a<text:span text:style-name="T1">n</text:span>d Ancillary Information Facility).</text:p>
      <text:p text:style-name="P2"/>
      <text:p text:style-name="P4">What is SPICE and what can you do with SPICE?</text:p>
      <text:p text:style-name="P4">I start with an overview slide by NAIF itself which summarizes it pretty well:</text:p>
      <text:p text:style-name="P3">SPICE provides v<text:span text:style-name="T1">arious</text:span> information on <text:span text:style-name="T1">different bodies in the solar system, e.g. planets, the Sun or spacecraft. These information can be position (ephemeris), orientation, field-of-view, or SC clocks.</text:span></text:p>
      <text:p text:style-name="P3"/>
      <text:p text:style-name="P5">Issues that can be solved by SPICE could e.g. be: (…)</text:p>
      <text:p text:style-name="P5"/>
      <text:p text:style-name="P5">There is hardly any geometrical data that is not in SPICE.</text:p>
      <text:p text:style-name="P5">SPICE is free to use but not a “toy tool” as far as I know also used on very high level e.g. for mission planning.</text:p>
      <text:p text:style-name="P5"/>
      <text:p text:style-name="P6">2</text:p>
      <text:p text:style-name="P8">This fact that it is pretty high level makes SPICE not very beginner friendly.</text:p>
      <text:p text:style-name="P9">For me <text:span text:style-name="T2">biggest difficulty was that there have to be loaded many different so-called kernels to generate seemingly easy outputs</text:span></text:p>
      <text:p text:style-name="P9"/>
      <text:p text:style-name="P10">Those kernels are the files in which all of the data of SPICE is stored. There are different classes of kernels (…) and they are either binary files or just text files.</text:p>
      <text:p text:style-name="P11"/>
      <text:p text:style-name="P8">An example <text:span text:style-name="T3">of a readable kernel is shown here. This is a snippet from the reference frame kernel that was created for the STEREO mission. Pretty self-explaining...</text:span></text:p>
      <text:p text:style-name="P12">Normally, kernels like e.g. ephemeris data of planets or SC exist somewhere in the web or are created by the mission’s operation centers and you can just download them if you know what you need.</text:p>
      <text:p text:style-name="P13">But you can also create them yourself, e.g. if you want to define your own coordinate system…</text:p>
      <text:p text:style-name="P13"/>
      <text:p text:style-name="P7">Code snippet example; comparison</text:p>
      <text:p text:style-name="P14">Todo</text:p>
      <text:p text:style-name="P14"/>
      <text:p text:style-name="P14">SpiceyPy: Wrapper around SPICE with the same syntax and functionality</text:p>
      <text:p text:style-name="P14">ET SPICE: different syntax much thinner functionality</text:p>
      <text:p text:style-name="P14"/>
      <text:p text:style-name="P22">- load lsc-kernel</text:p>
      <text:p text:style-name="P23">- load ephemeris kernels</text:p>
      <text:p text:style-name="P23">- compute ephemeris time</text:p>
      <text:p text:style-name="P18"><text:span text:style-name="T8">- spice.spkpos('Solo', time, 'J2000', 'NONE', 'SATURN </text:span><text:span text:style-name="T9">BARYCENTER')</text:span></text:p>
      <text:p text:style-name="P14"/>
      <text:p text:style-name="P14">Wra<text:span text:style-name="T5">pper around SpiceyPy. Available over ET Gitlab, easily installable via pip</text:span></text:p>
      <text:p text:style-name="P14"/>
      <text:p text:style-name="P7"/>
      <text:p text:style-name="P7"/>
      <text:p text:style-name="P7"/>
      <text:p text:style-name="P7"/>
      <text:p text:style-name="P7"/>
      <text:p text:style-name="P7"/>
      <text:p text:style-name="P7">ET SPICE</text:p>
      <text:p text:style-name="P14"/>
      <text:p text:style-name="P14"/>
      <text:p text:style-name="P15"><text:soft-page-break/>Biggest advantages:</text:p>
      <text:p text:style-name="P15">- no need to collect kernels: <text:span text:style-name="T6">they are stored on asterix at data/project/spice</text:span></text:p>
      <text:p text:style-name="P15"><text:tab/><text:span text:style-name="T6">for many bodies and SC: s. left (SolO: also RF for all of the instruments)</text:span></text:p>
      <text:p text:style-name="P15"/>
      <text:p text:style-name="P15">- for missions that still change: with every start ET SPICE checks whether there is an updated kernel to be downloaded</text:p>
      <text:p text:style-name="P15">- <text:span text:style-name="T6">datetime.datetime instead of ephemeris time ()</text:span></text:p>
      <text:p text:style-name="P15">- <text:span text:style-name="T6">syntax is more intuitive</text:span></text:p>
      <text:p text:style-name="P15">- <text:span text:style-name="T6">all functionality from SpiceyPy can be used with it</text:span></text:p>
      <text:p text:style-name="P15"/>
      <text:p text:style-name="P17">spkezr: other possible input parameters, e.g. apply aberration correction</text:p>
      <text:p text:style-name="P16">Functions:</text:p>
      <text:p text:style-name="P16">- (most important?) position</text:p>
      <text:p text:style-name="P16">- spacecraft clock to datetime and vice versa</text:p>
      <text:p text:style-name="P16">- inclination: <text:span text:style-name="T7">calculates the inclination angle of a SC relative to a planets’s surfac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yMasterSlideAGU_7e_LT_7e_Gliederung_20_1" style:display-name="MyMasterSlideAGU~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Ttile_7e_LT_7e_Gliederung_20_1" style:display-name="Ttil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7T11:17:19.346950006</meta:creation-date>
    <meta:generator>LibreOffice/6.0.7.3$Linux_X86_64 LibreOffice_project/00m0$Build-3</meta:generator>
    <dc:date>2022-02-18T10:29:45.364514491</dc:date>
    <meta:editing-duration>PT4H31M40S</meta:editing-duration>
    <meta:editing-cycles>10</meta:editing-cycles>
    <meta:document-statistic meta:table-count="0" meta:image-count="0" meta:object-count="0" meta:page-count="2" meta:paragraph-count="37" meta:word-count="422" meta:character-count="2522" meta:non-whitespace-character-count="2136"/>
  </office:meta>
</office:document-meta>
</file>